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Preformatted_20_Text">
      <style:text-properties officeooo:paragraph-rsid="001d7fba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1d7fba"/>
    </style:style>
    <style:style style:name="T3" style:family="text">
      <style:text-properties style:font-name="Liberation Mono" fo:font-size="10pt" officeooo:rsid="001d7fba" style:font-name-asian="NSimSun1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e :</text:p>
      <text:p text:style-name="P1"/>
      <text:p text:style-name="P2">Agorithm</text:p>
      <text:p text:style-name="P2">variables</text:p>
      <text:p text:style-name="Preformatted_20_Text"><text:tab/>nombre_produit, nombre_produit_min, prix_produit, liste_somme, liste_somme_10, liste_somme_5 : entiers; </text:p>
      <text:p text:style-name="Preformatted_20_Text"><text:tab/>liste_prix = tableau ;</text:p>
      <text:p text:style-name="P2">Début</text:p>
      <text:p text:style-name="Preformatted_20_Text"><text:tab/><text:span text:style-name="T1">Ecrire</text:span> ("saisissez le nombre de produit :") ;</text:p>
      <text:p text:style-name="Preformatted_20_Text"><text:tab/><text:span text:style-name="T1">Saisir</text:span> nombre_produit ;</text:p>
      <text:p text:style-name="P3"><text:tab/>nombre_produit_min <text:span text:style-name="T2">←</text:span> 1 ;</text:p>
      <text:p text:style-name="Preformatted_20_Text"/>
      <text:p text:style-name="Preformatted_20_Text"><text:tab/><text:span text:style-name="T1">Tant Que</text:span> (nombre_produit_min <text:span text:style-name="T2">≤</text:span> nombre_produit) <text:span text:style-name="T1">Faire</text:span></text:p>
      <text:p text:style-name="Preformatted_20_Text"><text:tab/><text:tab/><text:span text:style-name="T1">Ecrire</text:span> ("saisissez le prix du produit :" . nombre_produit_min ) ;</text:p>
      <text:p text:style-name="Preformatted_20_Text"><text:tab/><text:tab/><text:span text:style-name="T1">Saisir</text:span> prix_produit ;</text:p>
      <text:p text:style-name="Preformatted_20_Text"><text:tab/><text:tab/><text:span text:style-name="T1">Pousser Tableau</text:span> (liste_prix, prix_produit) ;</text:p>
      <text:p text:style-name="Preformatted_20_Text"><text:tab/><text:tab/>nombre_produit_min <text:span text:style-name="T2">←</text:span> nombre_produit_min + 1 ;</text:p>
      <text:p text:style-name="Preformatted_20_Text"><text:tab/><text:span text:style-name="T1">Fin Tant Que</text:span></text:p>
      <text:p text:style-name="Preformatted_20_Text"/>
      <text:p text:style-name="Preformatted_20_Text"><text:tab/>liste_somme <text:span text:style-name="T2">←</text:span> <text:span text:style-name="T1">Somme Tableau</text:span> (liste_prix) ;</text:p>
      <text:p text:style-name="Preformatted_20_Text"><text:tab/><text:span text:style-name="T1">Ecrire </text:span>("Vous devez payer " . liste_somme . " Euro " <text:span text:style-name="T2">)</text:span>;</text:p>
      <text:p text:style-name="Preformatted_20_Text"/>
      <text:p text:style-name="P3"><text:tab/><text:span text:style-name="T1">Tant Que</text:span> (liste_somme <text:span text:style-name="T2">≥</text:span> 10) <text:span text:style-name="T1">Faire</text:span></text:p>
      <text:p text:style-name="P3"><text:tab/><text:tab/>liste_somme_10 <text:span text:style-name="T2">←</text:span> liste_somme_10 + 1 ;</text:p>
      <text:p text:style-name="Preformatted_20_Text"><text:tab/><text:tab/>liste_somme <text:span text:style-name="T2">←</text:span> liste_somme – 10 ; </text:p>
      <text:p text:style-name="Preformatted_20_Text"><text:tab/><text:span text:style-name="T1">Fin Tant Que</text:span></text:p>
      <text:p text:style-name="Preformatted_20_Text"/>
      <text:p text:style-name="Preformatted_20_Text"><text:tab/><text:span text:style-name="T1">Tant Que</text:span> (liste_somme <text:span text:style-name="T2">≥</text:span> 5) <text:span text:style-name="T1">Faire</text:span></text:p>
      <text:p text:style-name="Preformatted_20_Text"><text:tab/><text:tab/>liste_somme_5 <text:span text:style-name="T3">← </text:span>liste_somme_5 + 1 ;</text:p>
      <text:p text:style-name="Preformatted_20_Text"><text:tab/><text:tab/>liste_somme <text:span text:style-name="T3">← </text:span>liste_somme – 5 ; </text:p>
      <text:p text:style-name="Preformatted_20_Text"><text:tab/><text:span text:style-name="T1">Fin Tant Que</text:span></text:p>
      <text:p text:style-name="Preformatted_20_Text"><text:tab/></text:p>
      <text:p text:style-name="Preformatted_20_Text"><text:tab/><text:span text:style-name="T1">Ecrire</text:span> ("Vous donner " . liste_somme_10 . " Euro, " . liste_somme_5 . " Euro et " . liste_somme . " Euro") ;</text:p>
      <text:p text:style-name="P2">Fin</text:p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07-08T15:50:54.179000000</dc:date>
    <meta:editing-duration>PT9M36S</meta:editing-duration>
    <meta:editing-cycles>3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28" meta:word-count="148" meta:character-count="954" meta:non-whitespace-character-count="797"/>
  </office:meta>
</office:document-meta>
</file>